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4216666666667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3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0" table:number-rows-spanned="1" table:style-name="ce2">
            <text:p>temps d’exécution des différents runs (en ms)</text:p>
          </table:table-cell>
          <table:covered-table-cell table:number-columns-repeated="9"/>
          <table:table-cell table:number-columns-repeated="16373" table:style-name="ce1"/>
        </table:table-row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tps1</text:p>
          </table:table-cell>
          <table:table-cell office:value-type="string" table:style-name="ce1">
            <text:p>tps2</text:p>
          </table:table-cell>
          <table:table-cell office:value-type="string" table:style-name="ce1">
            <text:p>tps3</text:p>
          </table:table-cell>
          <table:table-cell office:value-type="string" table:style-name="ce1">
            <text:p>tps4</text:p>
          </table:table-cell>
          <table:table-cell office:value-type="string" table:style-name="ce1">
            <text:p>tps5</text:p>
          </table:table-cell>
          <table:table-cell office:value-type="string" table:style-name="ce1">
            <text:p>tps6</text:p>
          </table:table-cell>
          <table:table-cell office:value-type="string" table:style-name="ce1">
            <text:p>tps7</text:p>
          </table:table-cell>
          <table:table-cell office:value-type="string" table:style-name="ce1">
            <text:p>tps8</text:p>
          </table:table-cell>
          <table:table-cell office:value-type="string" table:style-name="ce1">
            <text:p>tps9</text:p>
          </table:table-cell>
          <table:table-cell office:value-type="string" table:style-name="ce1">
            <text:p>tps10</text:p>
          </table:table-cell>
          <table:table-cell office:value-type="string" table:style-name="ce1">
            <text:p>moyenn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2</text:p>
          </table:table-cell>
          <table:table-cell office:value-type="string" table:style-name="ce1">
            <text:p>21.0001</text:p>
          </table:table-cell>
          <table:table-cell office:value-type="string" table:style-name="ce1">
            <text:p>21.9998</text:p>
          </table:table-cell>
          <table:table-cell office:value-type="string" table:style-name="ce1">
            <text:p>21.999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5.0001</text:p>
          </table:table-cell>
          <table:table-cell office:value-type="string" table:style-name="ce1">
            <text:p>23.999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8.9998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4.5" table:formula="of:=AVERAGE([.B4:.K4])" table:style-name="ce1">
            <text:p>24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3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3.999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19.0001</text:p>
          </table:table-cell>
          <table:table-cell office:value-type="float" office:value="20" table:style-name="ce1">
            <text:p>20</text:p>
          </table:table-cell>
          <table:table-cell office:value-type="float" office:value="23.5" table:formula="of:=AVERAGE([.B5:.K5])" table:style-name="ce1">
            <text:p>23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4a</text:p>
          </table:table-cell>
          <table:table-cell office:value-type="float" office:value="40" table:style-name="ce1">
            <text:p>40</text:p>
          </table:table-cell>
          <table:table-cell office:value-type="float" office:value="43.999899999999997" table:style-name="ce1">
            <text:p>43,9999</text:p>
          </table:table-cell>
          <table:table-cell office:value-type="float" office:value="33" table:style-name="ce1">
            <text:p>33</text:p>
          </table:table-cell>
          <table:table-cell office:value-type="float" office:value="42.000100000000003" table:style-name="ce1">
            <text:p>42,0001</text:p>
          </table:table-cell>
          <table:table-cell office:value-type="float" office:value="39" table:style-name="ce1">
            <text:p>39</text:p>
          </table:table-cell>
          <table:table-cell office:value-type="float" office:value="42.000100000000003" table:style-name="ce1">
            <text:p>42,0001</text:p>
          </table:table-cell>
          <table:table-cell office:value-type="float" office:value="33" table:style-name="ce1">
            <text:p>33</text:p>
          </table:table-cell>
          <table:table-cell office:value-type="float" office:value="44.000100000000003" table:style-name="ce1">
            <text:p>44,0001</text:p>
          </table:table-cell>
          <table:table-cell office:value-type="float" office:value="107" table:style-name="ce1">
            <text:p>107</text:p>
          </table:table-cell>
          <table:table-cell office:value-type="float" office:value="72" table:style-name="ce1">
            <text:p>72</text:p>
          </table:table-cell>
          <table:table-cell office:value-type="float" office:value="49.600019999999994" table:formula="of:=AVERAGE([.B6:.K6])" table:style-name="ce1">
            <text:p>49,600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4b</text:p>
          </table:table-cell>
          <table:table-cell office:value-type="float" office:value="36" table:style-name="ce1">
            <text:p>36</text:p>
          </table:table-cell>
          <table:table-cell office:value-type="float" office:value="43.999899999999997" table:style-name="ce1">
            <text:p>43,9999</text:p>
          </table:table-cell>
          <table:table-cell office:value-type="float" office:value="33.0002" table:style-name="ce1">
            <text:p>33,0002</text:p>
          </table:table-cell>
          <table:table-cell office:value-type="float" office:value="45.000100000000003" table:style-name="ce1">
            <text:p>45,0001</text:p>
          </table:table-cell>
          <table:table-cell office:value-type="float" office:value="51.9998" table:style-name="ce1">
            <text:p>51,9998</text:p>
          </table:table-cell>
          <table:table-cell office:value-type="float" office:value="52" table:style-name="ce1">
            <text:p>52</text:p>
          </table:table-cell>
          <table:table-cell office:value-type="float" office:value="33.999899999999997" table:style-name="ce1">
            <text:p>33,9999</text:p>
          </table:table-cell>
          <table:table-cell office:value-type="float" office:value="45.000100000000003" table:style-name="ce1">
            <text:p>45,0001</text:p>
          </table:table-cell>
          <table:table-cell office:value-type="float" office:value="59.999899999999997" table:style-name="ce1">
            <text:p>59,9999</text:p>
          </table:table-cell>
          <table:table-cell office:value-type="float" office:value="36.999899999999997" table:style-name="ce1">
            <text:p>36,9999</text:p>
          </table:table-cell>
          <table:table-cell office:value-type="float" office:value="43.799980000000005" table:formula="of:=AVERAGE([.B7:.K7])" table:style-name="ce1">
            <text:p>43,7999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6-5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0" table:formula="of:=AVERAGE([.B8:.K8])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.5-32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Claire Caruyer</dc:creator>
    <meta:creation-date>2022-02-21T09:24:37Z</meta:creation-date>
    <dc:date>2022-06-20T12:32:59Z</dc:date>
    <meta:editing-cycles>8</meta:editing-cycles>
    <meta:editing-duration>PT1163S</meta:editing-duration>
  </office:meta>
</office:document-meta>
</file>